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b5d30"/>
    </style:style>
    <style:style style:name="P2" style:family="paragraph" style:parent-style-name="Text_20_body">
      <style:text-properties fo:language="en" fo:country="GB" officeooo:rsid="001b5d30" officeooo:paragraph-rsid="001b5d30"/>
    </style:style>
    <style:style style:name="P3" style:family="paragraph" style:parent-style-name="Text_20_body">
      <style:text-properties officeooo:rsid="001bd6b4" officeooo:paragraph-rsid="001bd6b4"/>
    </style:style>
    <style:style style:name="P4" style:family="paragraph" style:parent-style-name="Text_20_body">
      <style:text-properties officeooo:rsid="001bf65c" officeooo:paragraph-rsid="001bf65c"/>
    </style:style>
    <style:style style:name="P5" style:family="paragraph" style:parent-style-name="Text_20_body">
      <style:text-properties officeooo:rsid="001e6c9c" officeooo:paragraph-rsid="001e6c9c"/>
    </style:style>
    <style:style style:name="P6" style:family="paragraph" style:parent-style-name="Text_20_body">
      <style:text-properties officeooo:rsid="0021e591" officeooo:paragraph-rsid="0021e591"/>
    </style:style>
    <style:style style:name="P7" style:family="paragraph" style:parent-style-name="Text_20_body">
      <style:text-properties officeooo:rsid="001f4c3b" officeooo:paragraph-rsid="00221584"/>
    </style:style>
    <style:style style:name="P8" style:family="paragraph" style:parent-style-name="Text_20_body">
      <style:text-properties officeooo:rsid="00221584" officeooo:paragraph-rsid="00221584"/>
    </style:style>
    <style:style style:name="P9" style:family="paragraph" style:parent-style-name="Text_20_body">
      <style:text-properties officeooo:paragraph-rsid="0022ce90"/>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ext_20_body">
      <style:text-properties fo:font-weight="normal" officeooo:paragraph-rsid="001b5d30" style:font-weight-asian="normal" style:font-weight-complex="normal"/>
    </style:style>
    <style:style style:name="P14" style:family="paragraph" style:parent-style-name="Text_20_body">
      <style:text-properties fo:language="de" fo:country="DE" officeooo:rsid="0023c1cc" officeooo:paragraph-rsid="0023c1cc"/>
    </style:style>
    <style:style style:name="P15" style:family="paragraph" style:parent-style-name="Text_20_body">
      <style:text-properties fo:language="de" fo:country="DE" officeooo:rsid="00256fb1" officeooo:paragraph-rsid="00256fb1"/>
    </style:style>
    <style:style style:name="P16" style:family="paragraph" style:parent-style-name="Text_20_body">
      <style:text-properties fo:language="de" fo:country="DE" officeooo:paragraph-rsid="001b5d30"/>
    </style:style>
    <style:style style:name="P17" style:family="paragraph" style:parent-style-name="Title" style:master-page-name="First_20_Page">
      <style:paragraph-properties style:page-number="auto"/>
      <style:text-properties officeooo:rsid="000e4033" officeooo:paragraph-rsid="001b5d30"/>
    </style:style>
    <style:style style:name="P18" style:family="paragraph" style:parent-style-name="Subtitle">
      <style:paragraph-properties fo:line-height="100%"/>
      <style:text-properties officeooo:paragraph-rsid="001b5d30"/>
    </style:style>
    <style:style style:name="P19" style:family="paragraph" style:parent-style-name="Subtitle">
      <style:text-properties officeooo:rsid="001090ba" officeooo:paragraph-rsid="001b5d30"/>
    </style:style>
    <style:style style:name="P20" style:family="paragraph" style:parent-style-name="Heading_20_1" style:list-style-name="">
      <style:paragraph-properties fo:margin-left="0cm" fo:margin-right="0cm" fo:text-indent="0cm" style:auto-text-indent="false"/>
      <style:text-properties officeooo:paragraph-rsid="001b5d30"/>
    </style:style>
    <style:style style:name="P21" style:family="paragraph" style:parent-style-name="Heading_20_1" style:list-style-name="">
      <style:text-properties officeooo:paragraph-rsid="001b5d30"/>
    </style:style>
    <style:style style:name="P22" style:family="paragraph" style:parent-style-name="Heading_20_1">
      <style:paragraph-properties fo:break-before="page"/>
      <style:text-properties officeooo:paragraph-rsid="001b5d30"/>
    </style:style>
    <style:style style:name="P23" style:family="paragraph" style:parent-style-name="Heading_20_1">
      <style:text-properties officeooo:paragraph-rsid="001b5d30"/>
    </style:style>
    <style:style style:name="P24" style:family="paragraph" style:parent-style-name="Heading_20_1" style:list-style-name="WWNum1">
      <style:text-properties officeooo:paragraph-rsid="001b5d30"/>
    </style:style>
    <style:style style:name="P25" style:family="paragraph" style:parent-style-name="Heading_20_1" style:list-style-name="WWNum1">
      <style:paragraph-properties fo:break-before="page"/>
      <style:text-properties officeooo:paragraph-rsid="001b5d30"/>
    </style:style>
    <style:style style:name="P26" style:family="paragraph" style:parent-style-name="Heading_20_2">
      <style:text-properties officeooo:paragraph-rsid="001b5d30"/>
    </style:style>
    <style:style style:name="P27" style:family="paragraph" style:parent-style-name="Heading_20_2" style:list-style-name="WWNum1">
      <style:text-properties officeooo:paragraph-rsid="001b5d30"/>
    </style:style>
    <style:style style:name="P28" style:family="paragraph" style:parent-style-name="Heading_20_3">
      <style:text-properties fo:language="en" fo:country="GB" officeooo:rsid="001b5d30" officeooo:paragraph-rsid="001b5d30"/>
    </style:style>
    <style:style style:name="P29" style:family="paragraph" style:parent-style-name="Heading_20_3" style:list-style-name="WWNum1">
      <style:text-properties fo:language="en" fo:country="GB" officeooo:rsid="001b5d30" officeooo:paragraph-rsid="001b5d30"/>
    </style:style>
    <style:style style:name="P30" style:family="paragraph" style:parent-style-name="Heading_20_3" style:list-style-name="WWNum1">
      <style:text-properties officeooo:paragraph-rsid="001b5d30"/>
    </style:style>
    <style:style style:name="P31" style:family="paragraph" style:parent-style-name="Heading_20_3">
      <style:text-properties officeooo:paragraph-rsid="001b5d30"/>
    </style:style>
    <style:style style:name="P32" style:family="paragraph" style:parent-style-name="Standard">
      <style:paragraph-properties fo:line-height="115%" fo:text-align="center" style:justify-single-word="false"/>
      <style:text-properties officeooo:paragraph-rsid="001b5d30"/>
    </style:style>
    <style:style style:name="P33" style:family="paragraph" style:parent-style-name="Standard">
      <style:paragraph-properties fo:line-height="100%" fo:text-align="center" style:justify-single-word="false"/>
      <style:text-properties officeooo:paragraph-rsid="001b5d30"/>
    </style:style>
    <style:style style:name="P34" style:family="paragraph" style:parent-style-name="Text_20_body">
      <style:text-properties officeooo:paragraph-rsid="001b5d30"/>
    </style:style>
    <style:style style:name="P35" style:family="paragraph" style:parent-style-name="Text_20_body">
      <style:text-properties officeooo:rsid="000e4033" officeooo:paragraph-rsid="001b5d30"/>
    </style:style>
    <style:style style:name="P36" style:family="paragraph" style:parent-style-name="Text_20_body">
      <style:text-properties fo:language="de" fo:country="DE" officeooo:rsid="0027283c" officeooo:paragraph-rsid="0027283c"/>
    </style:style>
    <style:style style:name="P37" style:family="paragraph" style:parent-style-name="Text_20_body">
      <style:text-properties fo:language="de" fo:country="DE" officeooo:rsid="002bf103" officeooo:paragraph-rsid="002bf103"/>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color="#000000" loext:opacity="100%" fo:font-size="8pt" fo:font-weight="bold" fo:background-color="transparent" loext:char-shading-value="0" style:font-size-asian="8pt" style:font-weight-asian="bold" style:font-size-complex="8pt" style:font-weight-complex="bold"/>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officeooo:rsid="001fbe88"/>
    </style:style>
    <style:style style:name="T5" style:family="text">
      <style:text-properties fo:language="de" fo:country="DE" officeooo:rsid="001b5d30"/>
    </style:style>
    <style:style style:name="T6" style:family="text">
      <style:text-properties style:font-name="Liberation Sans" fo:font-size="18pt" fo:language="de" fo:country="DE" style:font-name-asian="Microsoft YaHei" style:font-size-asian="18pt" style:font-name-complex="Arial1" style:font-size-complex="18pt"/>
    </style:style>
    <style:style style:name="T7" style:family="text">
      <style:text-properties style:font-name="Liberation Sans" fo:font-size="18pt" fo:language="de" fo:country="DE" officeooo:rsid="00499c05" style:font-name-asian="Microsoft YaHei" style:font-size-asian="18pt" style:font-name-complex="Arial1" style:font-size-complex="18pt"/>
    </style:style>
    <style:style style:name="T8" style:family="text">
      <style:text-properties officeooo:rsid="000e4033"/>
    </style:style>
    <style:style style:name="T9" style:family="text">
      <style:text-properties officeooo:rsid="001b5d30"/>
    </style:style>
    <style:style style:name="T10" style:family="text">
      <style:text-properties officeooo:rsid="001e5462"/>
    </style:style>
    <style:style style:name="T11" style:family="text">
      <style:text-properties officeooo:rsid="001e6c9c"/>
    </style:style>
    <style:style style:name="T12" style:family="text">
      <style:text-properties officeooo:rsid="001f4c3b"/>
    </style:style>
    <style:style style:name="T13" style:family="text">
      <style:text-properties officeooo:rsid="001f5566"/>
    </style:style>
    <style:style style:name="T14" style:family="text">
      <style:text-properties officeooo:rsid="0020f80a"/>
    </style:style>
    <style:style style:name="T15" style:family="text">
      <style:text-properties officeooo:rsid="002195d3"/>
    </style:style>
    <style:style style:name="T16" style:family="text">
      <style:text-properties officeooo:rsid="0021e591"/>
    </style:style>
    <style:style style:name="T17" style:family="text">
      <style:text-properties officeooo:rsid="00221584"/>
    </style:style>
    <style:style style:name="T18" style:family="text">
      <style:text-properties officeooo:rsid="0022ce90"/>
    </style:style>
    <style:style style:name="T19" style:family="text">
      <style:text-properties officeooo:rsid="00256fb1"/>
    </style:style>
    <style:style style:name="T20" style:family="text">
      <style:text-properties officeooo:rsid="0029add4"/>
    </style:style>
    <style:style style:name="T21" style:family="text">
      <style:text-properties officeooo:rsid="002b4ed8"/>
    </style:style>
    <style:style style:name="T2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2"><text:reference-mark-start text:name="Aufgabe"/><text:span text:style-name="T3">A</text:span><text:span text:style-name="T2">ufgabe </text:span><text:span text:style-name="T5">2:Simultane Labyrinthe</text:span><text:reference-mark-end text:name="Aufgabe"/></text:p>
      <text:p text:style-name="P32" loext:marker-style-name="T2"><text:reference-mark-start text:name="TeilnehmerID"/><text:span text:style-name="T7">Teilnahme-ID: </text:span><text:reference-mark-start text:name="ID"/><text:span text:style-name="T7">73504</text:span><text:reference-mark-end text:name="ID"/><text:reference-mark-end text:name="TeilnehmerID"/></text:p>
      <text:p text:style-name="P18" loext:marker-style-name="T2"><text:span text:style-name="T2">Bearbeiter/-innen dieser Aufgabe: </text:span></text:p>
      <text:p text:style-name="P33" loext:marker-style-name="T2"><text:reference-mark-start text:name="Name"/><text:span text:style-name="T6">Jonathan Salomo</text:span><text:reference-mark-end text:name="Name"/></text:p>
      <text:p text:style-name="P19" loext:marker-style-name="T2"><text:span text:style-name="T2"><text:date style:data-style-name="N41" text:date-value="2025-04-24T16:25:16.866999794">24.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text:a xlink:type="simple" xlink:href="#__RefHeading___Toc2232_4178761632" text:style-name="Index_20_Link" text:visited-style-name="Index_20_Link">Lösungsidee<text:tab/>2</text:a></text:p>
          <text:p text:style-name="P11"><text:a xlink:type="simple" xlink:href="#__RefHeading___Toc3113_1286673537" text:style-name="Index_20_Link" text:visited-style-name="Index_20_Link">Erweiterungen<text:tab/>4</text:a></text:p>
          <text:p text:style-name="P12"><text:a xlink:type="simple" xlink:href="#__RefHeading___Toc434_899010287" text:style-name="Index_20_Link" text:visited-style-name="Index_20_Link">Custom Start/End Positions<text:tab/>4</text:a></text:p>
          <text:p text:style-name="P12"><text:a xlink:type="simple" xlink:href="#__RefHeading___Toc436_899010287" text:style-name="Index_20_Link" text:visited-style-name="Index_20_Link">Custom Pit Leads<text:tab/>4</text:a></text:p>
          <text:p text:style-name="P12"><text:a xlink:type="simple" xlink:href="#__RefHeading___Toc438_899010287" text:style-name="Index_20_Link" text:visited-style-name="Index_20_Link">Plates<text:tab/>4</text:a></text:p>
          <text:p text:style-name="P10"><text:a xlink:type="simple" xlink:href="#__RefHeading___Toc2234_4178761632" text:style-name="Index_20_Link" text:visited-style-name="Index_20_Link">Umsetzung<text:tab/>4</text:a></text:p>
          <text:p text:style-name="P11"><text:a xlink:type="simple" xlink:href="#__RefHeading___Toc3121_1286673537" text:style-name="Index_20_Link" text:visited-style-name="Index_20_Link">Erweiterungen<text:tab/>4</text:a></text:p>
          <text:p text:style-name="P12"><text:a xlink:type="simple" xlink:href="#__RefHeading___Toc440_899010287" text:style-name="Index_20_Link" text:visited-style-name="Index_20_Link">Custom Start/End Positions<text:tab/>4</text:a></text:p>
          <text:p text:style-name="P12"><text:a xlink:type="simple" xlink:href="#__RefHeading___Toc442_899010287" text:style-name="Index_20_Link" text:visited-style-name="Index_20_Link">Custom Pit Leads<text:tab/>4</text:a></text:p>
          <text:p text:style-name="P12"><text:a xlink:type="simple" xlink:href="#__RefHeading___Toc444_899010287" text:style-name="Index_20_Link" text:visited-style-name="Index_20_Link">Plates<text:tab/>5</text:a></text:p>
          <text:p text:style-name="P10"><text:a xlink:type="simple" xlink:href="#__RefHeading___Toc3125_1286673537" text:style-name="Index_20_Link" text:visited-style-name="Index_20_Link">Laufzeitanalyse<text:tab/>5</text:a></text:p>
          <text:p text:style-name="P11"><text:a xlink:type="simple" xlink:href="#__RefHeading___Toc3131_1286673537" text:style-name="Index_20_Link" text:visited-style-name="Index_20_Link">Erweiterungen<text:tab/>5</text:a></text:p>
          <text:p text:style-name="P12"><text:a xlink:type="simple" xlink:href="#__RefHeading___Toc3133_1286673537" text:style-name="Index_20_Link" text:visited-style-name="Index_20_Link">Custom Start/End Positions<text:tab/>5</text:a></text:p>
          <text:p text:style-name="P12"><text:a xlink:type="simple" xlink:href="#__RefHeading___Toc446_899010287" text:style-name="Index_20_Link" text:visited-style-name="Index_20_Link">Custom Pit Leads<text:tab/>5</text:a></text:p>
          <text:p text:style-name="P12"><text:a xlink:type="simple" xlink:href="#__RefHeading___Toc448_899010287" text:style-name="Index_20_Link" text:visited-style-name="Index_20_Link">Plates<text:tab/>5</text:a></text:p>
          <text:p text:style-name="P10"><text:a xlink:type="simple" xlink:href="#__RefHeading___Toc3135_1286673537" text:style-name="Index_20_Link" text:visited-style-name="Index_20_Link">Speicheranalyse<text:tab/>5</text:a></text:p>
          <text:p text:style-name="P11"><text:a xlink:type="simple" xlink:href="#__RefHeading___Toc3131_1286673537%20Kopie%201" text:style-name="Index_20_Link" text:visited-style-name="Index_20_Link">Erweiterungen<text:tab/>5</text:a></text:p>
          <text:p text:style-name="P12"><text:a xlink:type="simple" xlink:href="#__RefHeading___Toc3133_1286673537%20Kopie%201" text:style-name="Index_20_Link" text:visited-style-name="Index_20_Link">Custom Start/End Positions<text:tab/>5</text:a></text:p>
          <text:p text:style-name="P12"><text:a xlink:type="simple" xlink:href="#__RefHeading___Toc450_899010287" text:style-name="Index_20_Link" text:visited-style-name="Index_20_Link">Custom Pit Leads<text:tab/>5</text:a></text:p>
          <text:p text:style-name="P12"><text:a xlink:type="simple" xlink:href="#__RefHeading___Toc452_899010287" text:style-name="Index_20_Link" text:visited-style-name="Index_20_Link">Plates<text:tab/>5</text:a></text:p>
          <text:p text:style-name="P10"><text:a xlink:type="simple" xlink:href="#__RefHeading___Toc626_3532468396" text:style-name="Index_20_Link" text:visited-style-name="Index_20_Link">Beispiele<text:tab/>6</text:a></text:p>
          <text:p text:style-name="P10"><text:a xlink:type="simple" xlink:href="#__RefHeading___Toc2776_622986207" text:style-name="Index_20_Link" text:visited-style-name="Index_20_Link">Quellcode<text:tab/>6</text:a></text:p>
        </text:index-body>
      </text:table-of-content>
      <text:h text:style-name="P20" text:outline-level="1"/>
      <text:h text:style-name="P21" text:outline-level="1"/>
      <text:list xml:id="list4201053452" text:style-name="WWNum1">
        <text:list-item>
          <text:h text:style-name="P22" text:outline-level="1"><text:bookmark-start text:name="__RefHeading___Toc2232_4178761632"/>Lösungsidee<text:bookmark-end text:name="__RefHeading___Toc2232_4178761632"/></text:h>
        </text:list-item>
      </text:list>
      <text:p text:style-name="P3">Um die kürzeste Folge an Anweisungen <draw:frame draw:style-name="fr1" draw:name="Objekt1" text:anchor-type="as-char" svg:y="-0.379cm" svg:width="3.064cm" svg:height="0.534cm" draw:z-index="0"><draw:object xlink:href="./Object 1" xlink:type="simple" xlink:show="embed" xlink:actuate="onLoad"/><draw:image xlink:href="./ObjectReplacements/Object 1" xlink:type="simple" xlink:show="embed" xlink:actuate="onLoad"/></draw:frame><text:s/>der Länge <draw:frame draw:style-name="fr1" draw:name="Objekt2" text:anchor-type="as-char" svg:y="-0.379cm" svg:width="0.266cm" svg:height="0.471cm" draw:z-index="1"><draw:object xlink:href="./Object 2" xlink:type="simple" xlink:show="embed" xlink:actuate="onLoad"/><draw:image xlink:href="./ObjectReplacements/Object 2" xlink:type="simple" xlink:show="embed" xlink:actuate="onLoad"/></draw:frame><text:s/>zu finden die beide Spieler zum Ziel bringt müssen wir uns als erstes überlegen wann dies möglich ist. </text:p>
      <text:p text:style-name="P4">Hierzu betrachten wir die Labyrinthe einzeln. Wenn es in jedem von diesen eine Anweisungsfolge <draw:frame draw:style-name="fr1" draw:name="Objekt3" text:anchor-type="as-char" svg:y="-0.379cm" svg:width="3.186cm" svg:height="0.57cm" draw:z-index="2"><draw:object xlink:href="./Object 3" xlink:type="simple" xlink:show="embed" xlink:actuate="onLoad"/><draw:image xlink:href="./ObjectReplacements/Object 3" xlink:type="simple" xlink:show="embed" xlink:actuate="onLoad"/></draw:frame><text:s/>/ <draw:frame draw:style-name="fr1" draw:name="Objekt5" text:anchor-type="as-char" svg:y="-0.379cm" svg:width="3.193cm" svg:height="0.57cm" draw:z-index="3"><draw:object xlink:href="./Object 5" xlink:type="simple" xlink:show="embed" xlink:actuate="onLoad"/><draw:image xlink:href="./ObjectReplacements/Object 5" xlink:type="simple" xlink:show="embed" xlink:actuate="onLoad"/></draw:frame>gib die den jeweiligen Spieler in Ziel bringt ist schnell klar das es immer eine Anweisungsfolge gibt die beide Spieler ins Ziel bringt. Dies kommt daher, dass ein Spieler stehen bleibt wenn er sein Zielfeld erreicht hat. In unserem Labyrinth ist es immer möglich den Weg zurück zu nehmen den man vorher vom <text:span text:style-name="T10">A</text:span>nfangs<text:span text:style-name="T10">f</text:span>eld aus genommen hat. Dies ändert sich auch nicht wenn Gruben dazu kommen, da diese den Spieler nur auf das Anfangsfeld zurück gesetzt werden. Somit ist klar das solange beide Labyrinthe einzeln lösbar sind <text:span text:style-name="T10">es auch eine Anweisungsfolge gibt, </text:span><text:span text:style-name="T11">die beide Labyrinthe gleichzeitig löst und </text:span><text:span text:style-name="T10">deren Länge </text:span><text:span text:style-name="T10"><draw:frame draw:style-name="fr1" draw:name="Objekt4" text:anchor-type="as-char" svg:y="-0.379cm" svg:width="5.646cm" svg:height="0.534cm" draw:z-index="4"><draw:object xlink:href="./Object 4" xlink:type="simple" xlink:show="embed" xlink:actuate="onLoad"/><draw:image xlink:href="./ObjectReplacements/Object 4" xlink:type="simple" xlink:show="embed" xlink:actuate="onLoad"/></draw:frame></text:span><text:span text:style-name="T10">. </text:span><text:span text:style-name="T11">Da es unter dieser Voraussetzung möglich ist immer erst das eine Labyrinth zu durchlaufen und dann im anderen wieder zum Startpunkt zurückzugehen um in diesem separat den richtigen Weg zu durchlaufen. </text:span></text:p>
      <text:p text:style-name="P5">Somit können wir festhalten, dass es immer möglich ist eine Anweisungsfolge <draw:frame draw:style-name="fr1" draw:name="Objekt6" text:anchor-type="as-char" svg:y="-0.379cm" svg:width="3.064cm" svg:height="0.534cm" draw:z-index="5"><draw:object xlink:href="./Object 6" xlink:type="simple" xlink:show="embed" xlink:actuate="onLoad"/><draw:image xlink:href="./ObjectReplacements/Object 6" xlink:type="simple" xlink:show="embed" xlink:actuate="onLoad"/></draw:frame><text:s/>zu finden <text:span text:style-name="T12">deren Länge </text:span><text:span text:style-name="T12"><draw:frame draw:style-name="fr1" draw:name="Objekt7" text:anchor-type="as-char" svg:y="-0.379cm" svg:width="5.646cm" svg:height="0.534cm" draw:z-index="6"><draw:object xlink:href="./Object 7" xlink:type="simple" xlink:show="embed" xlink:actuate="onLoad"/><draw:image xlink:href="./ObjectReplacements/Object 7" xlink:type="simple" xlink:show="embed" xlink:actuate="onLoad"/></draw:frame></text:span><text:span text:style-name="T12"><text:s/>entspricht. Diese muss jedoch nicht die kürzest mögliche sein, da es sein kann das eine Umsortierung der Anweisungen dazu führt das beide Spieler gleichzeitig eine Schritt machen der sie auf dem Weg zu ihrem Ziel voranbringt. </text:span></text:p>
      <text:p text:style-name="P7">Um diese Anweisungsfolge zu finden <text:span text:style-name="T13">betrachten wir die möglichen Anweisungsfolgen als Baum. </text:span><text:span text:style-name="T14">I</text:span><text:span text:style-name="T13">n </text:span><text:span text:style-name="T14">diesem</text:span><text:span text:style-name="T13"> </text:span><text:span text:style-name="T14">stellt</text:span><text:span text:style-name="T13"> jeder Knoten </text:span><text:span text:style-name="T14">einen</text:span><text:span text:style-name="T13"> </text:span><text:span text:style-name="T13"><draw:frame draw:style-name="fr1" draw:name="Objekt8" text:anchor-type="as-char" svg:y="-0.379cm" svg:width="1.168cm" svg:height="0.471cm" draw:z-index="7"><draw:object xlink:href="./Object 8" xlink:type="simple" xlink:show="embed" xlink:actuate="onLoad"/><draw:image xlink:href="./ObjectReplacements/Object 8" xlink:type="simple" xlink:show="embed" xlink:actuate="onLoad"/></draw:frame></text:span><text:span text:style-name="T13"><text:s/></text:span><text:span text:style-name="T14">da, was ein</text:span><text:span text:style-name="T13"> einzigartiger Zustand der Labyrinthe ist. Ein Frame hat somit folgende Form </text:span><text:span text:style-name="T13"><draw:frame draw:style-name="fr1" draw:name="Objekt9" text:anchor-type="as-char" svg:y="-0.386cm" svg:width="3.094cm" svg:height="0.542cm" draw:z-index="8"><draw:object xlink:href="./Object 9" xlink:type="simple" xlink:show="embed" xlink:actuate="onLoad"/><draw:image xlink:href="./ObjectReplacements/Object 9" xlink:type="simple" xlink:show="embed" xlink:actuate="onLoad"/></draw:frame></text:span><text:span text:style-name="T13">. Zwei Frames sind ans gleich zu betrachten wenn dieser Tupel gleich ist. Dies kommt daher, dass es uns egal ist wie wir zu einem Frame gekommen sind solange dieser Weg der kürzest Mögliche ist. </text:span></text:p>
      <text:p text:style-name="P7"><text:span text:style-name="T13">Eine Kante in diesem Graphen </text:span><text:span text:style-name="T14">ist eine Möglichkeit von einem Frame durch eine Anweisung zu einem andern zu kommen. Welche Kanten es von einem Frame geben kann erschließt sich aus dem Labyrinth. Hierbei reicht es </text:span><text:span text:style-name="T15">sich anzusehen welche Wände es an den Koordinaten des Frames im Labyrinth gibt. Jede Richtung die in einem der Labyrinthe „offen“ ist, als in welcher es keine Wand gibt, ist eine mögliche. Somit gibt es von jedem Frame </text:span><text:span text:style-name="T16">wenn wir nur das Labyrinthe betrachten</text:span><text:span text:style-name="T15"> maximal vier </text:span><text:span text:style-name="T17">neue</text:span><text:span text:style-name="T15"> Kanten. </text:span></text:p>
      <text:p text:style-name="P6">Um die anderen von der Aufgabenstellung gegebenen Regeln in diesem Graphen abzubilden müssen wir ihn so anpassen dass wenn einer der beiden Spieler die Zielkoordinaten erreicht nur noch kanten möglich sind wo im Graph des anderen keine Wand ist und der Spieler der bereits auf dem Zielfeld steht dort stehen bleibt auch wenn bei ihm in der angegebenen Richtung keine Wand ist.</text:p>
      <text:p text:style-name="P8">Des weiteren muss wenn einer der Spieler in einem neuen Frame auf einer Grube laufen würde seine Koordinaten in diesem Frame auf <draw:frame draw:style-name="fr1" draw:name="Objekt12" text:anchor-type="as-char" svg:y="-0.377cm" svg:width="1.875cm" svg:height="0.469cm" draw:z-index="11"><draw:object xlink:href="./Object 12" xlink:type="simple" xlink:show="embed" xlink:actuate="onLoad"/><draw:image xlink:href="./ObjectReplacements/Object 12" xlink:type="simple" xlink:show="embed" xlink:actuate="onLoad"/></draw:frame><text:s/>gesetzt werden. </text:p>
      <text:p text:style-name="P6">In diesem Graphen wollen wir nun effizient die Kürzeste Anweisungsfolge <draw:frame draw:style-name="fr1" draw:name="Objekt10" text:anchor-type="as-char" svg:y="-0.379cm" svg:width="3.064cm" svg:height="0.534cm" draw:z-index="9"><draw:object xlink:href="./Object 10" xlink:type="simple" xlink:show="embed" xlink:actuate="onLoad"/><draw:image xlink:href="./ObjectReplacements/Object 10" xlink:type="simple" xlink:show="embed" xlink:actuate="onLoad"/><svg:desc>Formel</svg:desc></draw:frame><text:s/>finden an deren Ende der Frame <draw:frame draw:style-name="fr1" draw:name="Objekt11" text:anchor-type="as-char" svg:y="-0.386cm" svg:width="4.844cm" svg:height="0.51cm" draw:z-index="10"><draw:object xlink:href="./Object 11" xlink:type="simple" xlink:show="embed" xlink:actuate="onLoad"/><draw:image xlink:href="./ObjectReplacements/Object 11" xlink:type="simple" xlink:show="embed" xlink:actuate="onLoad"/><svg:desc>Formel</svg:desc></draw:frame><text:s/>steht. <text:span text:style-name="T17">Hierzu verwende ich eine </text:span><text:soft-page-break/><text:span text:style-name="T17">Breitensuche auf dem beschriebenen Graphen der Anweisungsfolgen. Hierbei wollen wir natürlich niemals die Kante zurückgehen von der wir grade kommen. Da ich den Graphen direkt aus den Labyrinthen live generieren will um ihn nicht vollständig betrachten zu müssen lassen sich die Regeln welche Kanten es von einem Frame geben kann um dies umzusetzen einfach Leicht anpassen.</text:span></text:p>
      <text:p text:style-name="P8">Mit dieser Anpassung kann es von einem Frame neben den oben beschriebenen allgemeinen Regeln auch keine Kante geben die die Letzte Bewegung der Beiden Spieler rückgängig macht. <office:annotation office:name="__Annotation__453_899010287" loext:resolved="false"><dc:creator>Unbekannter Autor</dc:creator><dc:date>2025-04-23T22:44:23.947000000</dc:date><text:p text:style-name="P38"><text:span text:style-name="T22">Beweise, dass dies Korekt ist.</text:span></text:p></office:annotation>Hierbei ist es zusätzlich nötig die Bewegung der einzelnen Spieler zu trennen, da auch wenn der eine Spieler sich schon weiter in Labyrinthe bewegt hat es offensichtlich niemals sinnvoll ist eine Bewegung durchzuführen die nur den anderen Spieler in die Richtung bewegt wo dieser her gekommen ist ohne das er sich selbst dabei bewegt. <office:annotation-end office:name="__Annotation__453_899010287"/></text:p>
      <text:p text:style-name="P8">Diese Regel ist nur zu unterbrechen wenn ein einzelner Spieler das Zielfeld erreicht. Wenn dies der Fall ist wird die Richtung des anderen Spielers zurückgesetzt und danach wie oben beschreiben nur noch sein Labyrinth beachtet. Dies verhindert dass eine früherer für den anderen Spieler sinnvoller Schritt der beide bewegt hat den Spieler beeinflusst und ermöglicht ihm im schlimmsten Fall so direkt umzudrehen zum Startpunkt zurückzulaufen und seinen eigenen Weg zu nehmen und somit die maximale Anweisungslänge von <draw:frame draw:style-name="fr1" draw:name="Objekt13" text:anchor-type="as-char" svg:y="-0.377cm" svg:width="3.441cm" svg:height="0.533cm" draw:z-index="12"><draw:object xlink:href="./Object 13" xlink:type="simple" xlink:show="embed" xlink:actuate="onLoad"/><draw:image xlink:href="./ObjectReplacements/Object 13" xlink:type="simple" xlink:show="embed" xlink:actuate="onLoad"/><svg:desc>Formel</svg:desc></draw:frame><text:s/>zu realisieren.</text:p>
      <text:p text:style-name="P8">In unserem Graphen gibt es immer noch maximal vier neue Kanten von jedem Frame, da die Spieler sich zwar einzeln bewegen können, jedoch nur wenn der andere vor einer Wand steht. </text:p>
      <text:p text:style-name="P8">Im Stiel der Breitensuche wollen wir natürlich auch <text:span text:style-name="T18">nur </text:span>Frames ansehen <text:span text:style-name="T18">die wir noch nicht kenne. Wenn also eine Frame nach der oben gegebenen Definitionen einem anderen entspricht brauchen wir ihn nicht mehr betrachten da wir bereits einen kürzeren Weg zu diesem kennen und auch schon von diesem aus alle möglichen weiteren Wege ausprobiert haben.</text:span></text:p>
      <text:p text:style-name="P9"><text:span text:style-name="T18">Mit diesen Anpassungen ist unser Graph nun also gerichtet, da man niemals zurück gehen kann,ungewichtet, da ein Schritt immer die gleichen Kosten hat, </text:span>azyklisch, <text:span text:style-name="T18">da es niemals nötig ist einen Frame zu betrachten der bereits wo anders im Graphen vorhanden ist und dynamisch aus den vorgegebenen Labyrinthen erzeugbar. Dies ist perfekt für die Breitensuche die wie allgemein bekannt den kürzesten Weg findet.</text:span></text:p>
      <text:p text:style-name="P13"/>
      <text:h text:style-name="P26" text:outline-level="2"><text:bookmark-start text:name="__RefHeading___Toc3113_1286673537"/>Erweiterungen<text:bookmark-end text:name="__RefHeading___Toc3113_1286673537"/></text:h>
      <text:h text:style-name="P28" text:outline-level="3"><text:bookmark-start text:name="__RefHeading___Toc434_899010287"/>Custom Start/End Positions<text:bookmark-end text:name="__RefHeading___Toc434_899010287"/></text:h>
      <text:p text:style-name="P14">Die Idee hierbei ist es den Spielern auch die Möglichkeit zu geben an einer anderen Koordinate als <draw:frame draw:style-name="fr1" draw:name="Objekt14" text:anchor-type="as-char" svg:y="-0.386cm" svg:width="0.961cm" svg:height="0.51cm" draw:z-index="13"><draw:object xlink:href="./Object 14" xlink:type="simple" xlink:show="embed" xlink:actuate="onLoad"/><draw:image xlink:href="./ObjectReplacements/Object 14" xlink:type="simple" xlink:show="embed" xlink:actuate="onLoad"/></draw:frame><text:s/>zu starten und zu enden. Hierbei bringen Gruben einen auch wieder an diese Position zurück. </text:p>
      <text:p text:style-name="P14">Diese Erweiterung macht einige Probleme die im Labyrinth auftreten können deutlich häufiger und so sind hier manche Feinheiten der Lösungsidee sehr wichtig wo vorher auch sehr gute Ergebnisse zu bekommen wahren ohne diese zu beachten.</text:p>
      <text:p text:style-name="P14">Dies betrifft hauptsächlich die Möglichkeit eines Spielers wenn der andere grade sein Ziel erreicht hat direkt wieder umzudrehen. Ein Fall in dem dies Auftritt kommt in typischen Labyrinthen mit <text:soft-page-break/><draw:frame draw:style-name="fr1" draw:name="Objekt15" text:anchor-type="as-char" svg:y="-0.386cm" svg:width="5.022cm" svg:height="0.51cm" draw:z-index="14"><draw:object xlink:href="./Object 15" xlink:type="simple" xlink:show="embed" xlink:actuate="onLoad"/><draw:image xlink:href="./ObjectReplacements/Object 15" xlink:type="simple" xlink:show="embed" xlink:actuate="onLoad"/></draw:frame><text:s/>sehr häufiger vor als in anderen, da <text:span text:style-name="T19">die ungefähre Wegrichtung zum Ziel für beide Spieler nicht mehr immer die gleiche ist.</text:span></text:p>
      <text:p text:style-name="P15">Die Erweiterung macht das Labyrinthe auch im allgemeinen Interessanter, da die Grundeigenschaften nicht bei jedem Bauer gleich sind.</text:p>
      <text:h text:style-name="P28" text:outline-level="3"><text:bookmark-start text:name="__RefHeading___Toc436_899010287"/>Custom Pit Leads<text:bookmark-end text:name="__RefHeading___Toc436_899010287"/></text:h>
      <text:p text:style-name="P36"><text:span text:style-name="T9">I</text:span>ch habe es möglich gemacht das ein<text:span text:style-name="T21">e Grube</text:span> dem Spieler <text:span text:style-name="T20">der auf ih</text:span><text:span text:style-name="T21">n läuft nicht zu seinem Start Feld zurückschickt sondern ihn zwingt zu einem vorher definierten Feld zu gehen. Dieses Feld lässt sich, für jede Grube einzeln, in der Eingabe angeben.</text:span></text:p>
      <text:p text:style-name="P37">Diese Erweiterungen birgt einige Gefahren, da es durch sie zum Beispiel möglich wird ein Labyrinth zu erstellen das für den einen Spieler erst unmöglich wird wenn es ein eine Grube gefallen ist. Dies kommt daher das wenn die Grube immer wieder zum Startpunkt zurückführen die Lösbarkeit des Labyrinthes nur davon abhängt ob von den jeweiligen Startpunkten in den Labyrinthen </text:p>
      <text:p text:style-name="P16">//<text:span text:style-name="T9">Beschreibe die Idee </text:span></text:p>
      <text:p text:style-name="P16">//<text:span text:style-name="T9">Warum ist das sinnvoll?</text:span></text:p>
      <text:p text:style-name="P16">//<text:span text:style-name="T9">Beschreibe die Anpassung die hierfür nötig ist.</text:span></text:p>
      <text:h text:style-name="P28" text:outline-level="3"><text:bookmark-start text:name="__RefHeading___Toc438_899010287"/>Plates<text:bookmark-end text:name="__RefHeading___Toc438_899010287"/></text:h>
      <text:p text:style-name="Text_20_body">//<text:span text:style-name="T9">Beschreibe die Idee</text:span></text:p>
      <text:p text:style-name="P1">//<text:span text:style-name="T9">Warum ist das sinnvoll?</text:span></text:p>
      <text:p text:style-name="Text_20_body">//<text:span text:style-name="T9">Beschreibe was die Konsequenz dieser Änderung für den Graphen (unterschiedliche Zustände des Labyrinthes in unterschiedlichen Ästen des Baumes)</text:span></text:p>
      <text:list xml:id="list162517726509793" text:continue-numbering="true" text:style-name="WWNum1">
        <text:list-item>
          <text:h text:style-name="P24" text:outline-level="1" loext:marker-style-name="T2"><text:bookmark-start text:name="__RefHeading___Toc2234_4178761632"/><text:span text:style-name="T2">Umsetzung</text:span><text:bookmark-end text:name="__RefHeading___Toc2234_4178761632"/></text:h>
        </text:list-item>
      </text:list>
      <text:p text:style-name="P1" loext:marker-style-name="T2">//<text:span text:style-name="T9">einlesen durch eigene Methode</text:span></text:p>
      <text:p text:style-name="P35" loext:marker-style-name="T2">//<text:span text:style-name="T9">erklähre warum Arrays für die Walls/Pits </text:span></text:p>
      <text:p text:style-name="P35" loext:marker-style-name="T2">//<text:span text:style-name="T9">erklähre wie der Graph gespeichert wird (Frames)</text:span></text:p>
      <text:p text:style-name="P35" loext:marker-style-name="T2">//<text:span text:style-name="T9">erklähre warum eine Queue für die Frames</text:span></text:p>
      <text:p text:style-name="P35" loext:marker-style-name="T2">//<text:span text:style-name="T9">erklähre die Schönheit des knowen Frames Arrays </text:span></text:p>
      <text:p text:style-name="P35" loext:marker-style-name="T2">//<text:span text:style-name="T9">erklähre die Umsetzung der Breitensuche durch die while schleife (Abruchbedingung erwähnen)</text:span></text:p>
      <text:p text:style-name="P35" loext:marker-style-name="T2">//<text:span text:style-name="T9">erklähre das rekusive finden der Anweisungsfolge</text:span></text:p>
      <text:h text:style-name="P26" text:outline-level="2"><text:bookmark-start text:name="__RefHeading___Toc3121_1286673537"/><text:soft-page-break/>Erweiterungen<text:bookmark-end text:name="__RefHeading___Toc3121_1286673537"/></text:h>
      <text:h text:style-name="P28" text:outline-level="3"><text:bookmark-start text:name="__RefHeading___Toc440_899010287"/>Custom Start/End Positions<text:bookmark-end text:name="__RefHeading___Toc440_899010287"/></text:h>
      <text:p text:style-name="P2">//Anpassung der Funding der möglichkeiten findung</text:p>
      <text:h text:style-name="P28" text:outline-level="3"><text:bookmark-start text:name="__RefHeading___Toc442_899010287"/>Custom Pit Leads<text:bookmark-end text:name="__RefHeading___Toc442_899010287"/></text:h>
      <text:p text:style-name="P2">//Datenschtrucktur die hierführ verwendeung findet</text:p>
      <text:p text:style-name="P2">//Anpassung der Funding der möglichkeiten findung</text:p>
      <text:h text:style-name="P28" text:outline-level="3"><text:bookmark-start text:name="__RefHeading___Toc444_899010287"/>Plates<text:bookmark-end text:name="__RefHeading___Toc444_899010287"/></text:h>
      <text:p text:style-name="P2">//Anpassung der Frame Klasse </text:p>
      <text:p text:style-name="P2">- enthällt ihre eingene Kopie des Labyrinthes</text:p>
      <text:p text:style-name="P2">- kontroliert ob sich an der was ändert wenn sie erstellt wird</text:p>
      <text:p text:style-name="P2">//Anpassung der Datenstrucktur für kowenFrames (set)</text:p>
      <text:p text:style-name="P2">- Equels</text:p>
      <text:p text:style-name="P2">//Anppasungen an der Ausgabe die dadurch entstehen das das Ergebniss ein anderes Labyrinth haben kann als der Anfang</text:p>
      <text:list xml:id="list162517964318625" text:continue-numbering="true" text:style-name="WWNum1">
        <text:list-item>
          <text:h text:style-name="P23" text:outline-level="1" loext:marker-style-name="T2"><text:bookmark-start text:name="__RefHeading___Toc3125_1286673537"/><text:span text:style-name="T8">Laufzeitanalyse</text:span><text:bookmark-end text:name="__RefHeading___Toc3125_1286673537"/></text:h>
        </text:list-item>
      </text:list>
      <text:p text:style-name="P1" loext:marker-style-name="T2"/>
      <text:h text:style-name="P26" text:outline-level="2"><text:bookmark-start text:name="__RefHeading___Toc3131_1286673537"/>Erweiterungen<text:bookmark-end text:name="__RefHeading___Toc3131_1286673537"/></text:h>
      <text:h text:style-name="P28" text:outline-level="3"><text:bookmark-start text:name="__RefHeading___Toc3133_1286673537"/>Custom Start/End Positions<text:bookmark-end text:name="__RefHeading___Toc3133_1286673537"/></text:h>
      <text:h text:style-name="P28" text:outline-level="3"><text:bookmark-start text:name="__RefHeading___Toc446_899010287"/>Custom Pit Leads<text:bookmark-end text:name="__RefHeading___Toc446_899010287"/></text:h>
      <text:h text:style-name="P28" text:outline-level="3"><text:bookmark-start text:name="__RefHeading___Toc448_899010287"/>Plates<text:bookmark-end text:name="__RefHeading___Toc448_899010287"/></text:h>
      <text:p text:style-name="P1" loext:marker-style-name="T2"/>
      <text:list xml:id="list162517959369431" text:continue-numbering="true" text:style-name="WWNum1">
        <text:list-item>
          <text:h text:style-name="P23" text:outline-level="1" loext:marker-style-name="T2"><text:bookmark-start text:name="__RefHeading___Toc3135_1286673537"/><text:soft-page-break/><text:span text:style-name="T4">S</text:span><text:span text:style-name="T2">peicheranalyse</text:span><text:bookmark-end text:name="__RefHeading___Toc3135_1286673537"/></text:h>
          <text:list>
            <text:list-item>
              <text:h text:style-name="P27" text:outline-level="2"><text:bookmark-start text:name="__RefHeading___Toc3131_1286673537 Kopie 1"/>Erweiterungen<text:bookmark-end text:name="__RefHeading___Toc3131_1286673537 Kopie 1"/></text:h>
              <text:list>
                <text:list-item>
                  <text:h text:style-name="P29" text:outline-level="3"><text:bookmark-start text:name="__RefHeading___Toc3133_1286673537 Kopie 1"/>Custom Start/End Positions<text:bookmark-end text:name="__RefHeading___Toc3133_1286673537 Kopie 1"/></text:h>
                </text:list-item>
                <text:list-item>
                  <text:h text:style-name="P29" text:outline-level="3"><text:bookmark-start text:name="__RefHeading___Toc450_899010287"/>Custom Pit Leads<text:bookmark-end text:name="__RefHeading___Toc450_899010287"/></text:h>
                </text:list-item>
                <text:list-item>
                  <text:h text:style-name="P29" text:outline-level="3"><text:bookmark-start text:name="__RefHeading___Toc452_899010287"/>Plates<text:bookmark-end text:name="__RefHeading___Toc452_899010287"/></text:h>
                </text:list-item>
              </text:list>
              <text:h text:style-name="P27" text:outline-level="2"><text:bookmark-start text:name="__RefHeading___Toc3141_1286673537"/><text:bookmark-end text:name="__RefHeading___Toc3141_1286673537"/></text:h>
              <text:list>
                <text:list-item text:start-value="1">
                  <text:h text:style-name="P30" text:outline-level="3" text:restart-numbering="true" text:start-value="-1"><text:bookmark-start text:name="__RefHeading___Toc3143_1286673537"/><text:bookmark-end text:name="__RefHeading___Toc3143_1286673537"/></text:h>
                </text:list-item>
              </text:list>
            </text:list-item>
          </text:list>
        </text:list-item>
      </text:list>
      <text:p text:style-name="P1"/>
      <text:list xml:id="list162518746356992" text:continue-numbering="true" text:style-name="WWNum1">
        <text:list-item>
          <text:h text:style-name="P25" text:outline-level="1" loext:marker-style-name="T2"><text:bookmark-start text:name="__RefHeading___Toc626_3532468396"/><text:span text:style-name="T2">Beispiele</text:span><text:bookmark-end text:name="__RefHeading___Toc626_3532468396"/></text:h>
        </text:list-item>
      </text:list>
      <text:h text:style-name="P31" text:outline-level="3" loext:marker-style-name="T2"/>
      <text:list xml:id="list162518892800041" text:continue-numbering="true" text:style-name="WWNum1">
        <text:list-header>
          <text:h text:style-name="P23" text:outline-level="1" loext:marker-style-name="T2"><text:bookmark-start text:name="__RefHeading___Toc2776_622986207"/>Quellcode<text:bookmark-end text:name="__RefHeading___Toc2776_622986207"/></text:h>
        </text:list-header>
      </text:list>
      <text:h text:style-name="P31" text:outline-level="3" loext:marker-style-name="T2"><text:span text:style-name="Source_20_Text"><text:span text:style-name="T1"/></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8:54.938000000</meta:creation-date>
    <meta:generator>LibreOffice/7.5.4.2$Windows_X86_64 LibreOffice_project/36ccfdc35048b057fd9854c757a8b67ec53977b6</meta:generator>
    <dc:date>2025-04-24T16:25:16.814000000</dc:date>
    <meta:editing-duration>PT4H30M22S</meta:editing-duration>
    <meta:editing-cycles>17</meta:editing-cycles>
    <meta:document-statistic meta:table-count="0" meta:image-count="0" meta:object-count="15" meta:page-count="7" meta:paragraph-count="92" meta:word-count="1347" meta:character-count="8713" meta:non-whitespace-character-count="7430"/>
  </office:meta>
</office:document-meta>
</file>

<file path=Object 1/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0/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1/content.xml><?xml version="1.0" encoding="utf-8"?>
<math xmlns="http://www.w3.org/1998/Math/MathML" display="block">
  <semantics>
    <mrow>
      <mi>F</mi>
      <mo stretchy="false">=</mo>
      <mrow>
        <mo fence="true" form="prefix" stretchy="false">(</mo>
        <mrow>
          <mrow>
            <mrow>
              <mi>y</mi>
              <mo stretchy="false">−</mo>
              <mn>1</mn>
            </mrow>
            <mi>,</mi>
            <mrow>
              <mi>x</mi>
              <mo stretchy="false">−</mo>
              <mn>1</mn>
            </mrow>
            <mi>;</mi>
            <mrow>
              <mi>y</mi>
              <mo stretchy="false">−</mo>
              <mn>1</mn>
            </mrow>
            <mi>,</mi>
            <mrow>
              <mi>x</mi>
              <mo stretchy="false">−</mo>
              <mn>1</mn>
            </mrow>
          </mrow>
        </mrow>
        <mo fence="true" form="postfix" stretchy="false">)</mo>
      </mrow>
    </mrow>
    <annotation encoding="StarMath 5.0">F = ( y-1,x-1;y-1,x-1 )</annotation>
  </semantics>
</math>
</file>

<file path=Object 12/content.xml><?xml version="1.0" encoding="utf-8"?>
<math xmlns="http://www.w3.org/1998/Math/MathML" display="block">
  <semantics>
    <mrow>
      <mrow>
        <mi>x</mi>
        <mo stretchy="false">=</mo>
        <mn>0</mn>
      </mrow>
      <mi>;</mi>
      <mrow>
        <mi>y</mi>
        <mo stretchy="false">=</mo>
        <mn>0</mn>
      </mrow>
    </mrow>
    <annotation encoding="StarMath 5.0">x = 0;y = 0</annotation>
  </semantics>
</math>
</file>

<file path=Object 13/content.xml><?xml version="1.0" encoding="utf-8"?>
<math xmlns="http://www.w3.org/1998/Math/MathML" display="block">
  <semantics>
    <mrow>
      <mrow>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L &lt;= l_1 + l_2 + min  lbrace l_1 ,l_2 rbrace </annotation>
  </semantics>
</math>
</file>

<file path=Object 14/content.xml><?xml version="1.0" encoding="utf-8"?>
<math xmlns="http://www.w3.org/1998/Math/MathML" display="block">
  <semantics>
    <mrow>
      <mo fence="true" form="prefix" stretchy="false">(</mo>
      <mrow>
        <mrow>
          <mn>0</mn>
          <mi>,</mi>
          <mn>0</mn>
        </mrow>
      </mrow>
      <mo fence="true" form="postfix" stretchy="false">)</mo>
    </mrow>
    <annotation encoding="StarMath 5.0">( 0 , 0 )</annotation>
  </semantics>
</math>
</file>

<file path=Object 15/content.xml><?xml version="1.0" encoding="utf-8"?>
<math xmlns="http://www.w3.org/1998/Math/MathML" display="block">
  <semantics>
    <mrow>
      <mi mathvariant="italic">start</mi>
      <mi>,</mi>
      <mrow>
        <mi mathvariant="italic">end</mi>
        <mo stretchy="false">≠</mo>
        <mrow>
          <mo fence="true" form="prefix" stretchy="false">(</mo>
          <mrow>
            <mn>0,0</mn>
          </mrow>
          <mo fence="true" form="postfix" stretchy="false">)</mo>
        </mrow>
      </mrow>
      <mrow>
        <mo fence="true" form="prefix" stretchy="false">(</mo>
        <mrow>
          <mrow>
            <mrow>
              <mi>x</mi>
              <mo stretchy="false">−</mo>
              <mn>1</mn>
            </mrow>
            <mi>,</mi>
            <mrow>
              <mi>y</mi>
              <mo stretchy="false">−</mo>
              <mn>1</mn>
            </mrow>
          </mrow>
        </mrow>
        <mo fence="true" form="postfix" stretchy="false">)</mo>
      </mrow>
    </mrow>
    <annotation encoding="StarMath 5.0">start, end &lt;&gt;  ( 0,0 ) ( x-1,y-1 )</annotation>
  </semantics>
</math>
</file>

<file path=Object 2/content.xml><?xml version="1.0" encoding="utf-8"?>
<math xmlns="http://www.w3.org/1998/Math/MathML" display="block">
  <semantics>
    <mi>L</mi>
    <annotation encoding="StarMath 5.0">L</annotation>
  </semantics>
</math>
</file>

<file path=Object 3/content.xml><?xml version="1.0" encoding="utf-8"?>
<math xmlns="http://www.w3.org/1998/Math/MathML" display="block">
  <semantics>
    <mrow>
      <msub>
        <mi>A</mi>
        <mn>1</mn>
      </msub>
      <mo stretchy="false">=</mo>
      <mrow>
        <mo fence="true" form="prefix" stretchy="false">{</mo>
        <mrow>
          <mrow>
            <msub>
              <mi>x</mi>
              <mn>1</mn>
            </msub>
            <mi>,</mi>
            <msub>
              <mi>x</mi>
              <mn>2</mn>
            </msub>
            <mi>,</mi>
            <mn>...</mn>
            <mi>,</mi>
            <msub>
              <mi>x</mi>
              <msub>
                <mi>l</mi>
                <mn>1</mn>
              </msub>
            </msub>
          </mrow>
        </mrow>
        <mo fence="true" form="postfix" stretchy="false">}</mo>
      </mrow>
    </mrow>
    <annotation encoding="StarMath 5.0"> A _ 1 = { lbrace x_1,x_2,...,x_{l_1} rbrace}</annotation>
  </semantics>
</math>
</file>

<file path=Object 4/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5/content.xml><?xml version="1.0" encoding="utf-8"?>
<math xmlns="http://www.w3.org/1998/Math/MathML" display="block">
  <semantics>
    <mrow>
      <msub>
        <mi>A</mi>
        <mn>2</mn>
      </msub>
      <mo stretchy="false">=</mo>
      <mrow>
        <mo fence="true" form="prefix" stretchy="false">{</mo>
        <mrow>
          <mrow>
            <msub>
              <mi>x</mi>
              <mn>1</mn>
            </msub>
            <mi>,</mi>
            <msub>
              <mi>x</mi>
              <mn>2</mn>
            </msub>
            <mi>,</mi>
            <mn>...</mn>
            <mi>,</mi>
            <msub>
              <mi>x</mi>
              <msub>
                <mi>l</mi>
                <mn>2</mn>
              </msub>
            </msub>
          </mrow>
        </mrow>
        <mo fence="true" form="postfix" stretchy="false">}</mo>
      </mrow>
    </mrow>
    <annotation encoding="StarMath 5.0">A _ 2 = lbrace x_1,x_2,...,x_{l_2} rbrace</annotation>
  </semantics>
</math>
</file>

<file path=Object 6/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7/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8/content.xml><?xml version="1.0" encoding="utf-8"?>
<math xmlns="http://www.w3.org/1998/Math/MathML" display="block">
  <semantics>
    <mi mathvariant="italic">Frame</mi>
    <annotation encoding="StarMath 5.0">Frame</annotation>
  </semantics>
</math>
</file>

<file path=Object 9/content.xml><?xml version="1.0" encoding="utf-8"?>
<math xmlns="http://www.w3.org/1998/Math/MathML" display="block">
  <semantics>
    <mrow>
      <mi>F</mi>
      <mo stretchy="false">=</mo>
      <mrow>
        <mo fence="true" form="prefix" stretchy="false">(</mo>
        <mrow>
          <mrow>
            <msub>
              <mi>x</mi>
              <mn>1</mn>
            </msub>
            <mi>,</mi>
            <msub>
              <mi>y</mi>
              <mn>1</mn>
            </msub>
            <mi>;</mi>
            <msub>
              <mi>x</mi>
              <mn>2</mn>
            </msub>
            <mi>,</mi>
            <msub>
              <mi>y</mi>
              <mn>2</mn>
            </msub>
          </mrow>
        </mrow>
        <mo fence="true" form="postfix" stretchy="false">)</mo>
      </mrow>
    </mrow>
    <annotation encoding="StarMath 5.0">F = ( x_1,y_1;x_2,y_2 )</annotation>
  </semantics>
</math>
</file>